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9000001291826A479.svm" manifest:media-type=""/>
  <manifest:file-entry manifest:full-path="Pictures/200000010000038D0000015757F8EB06.svm" manifest:media-type=""/>
  <manifest:file-entry manifest:full-path="Pictures/20000001000001B40000030E62A5A358.svm" manifest:media-type=""/>
  <manifest:file-entry manifest:full-path="Pictures/2000000100000363000001074D94C047.svm" manifest:media-type=""/>
  <manifest:file-entry manifest:full-path="Pictures/20000001000001B00000012D6746B6E6.svm" manifest:media-type=""/>
  <manifest:file-entry manifest:full-path="Pictures/20000001000000FA000000D8AB97C17A.svm" manifest:media-type=""/>
  <manifest:file-entry manifest:full-path="Pictures/20000001000001DA000001292337D8EF.svm" manifest:media-type=""/>
  <manifest:file-entry manifest:full-path="Pictures/2000000100000265000001318C47C9C1.svm" manifest:media-type=""/>
  <manifest:file-entry manifest:full-path="Pictures/2000000100000124000000D8A19DD694.svm" manifest:media-type=""/>
  <manifest:file-entry manifest:full-path="Pictures/200000010000022A00000131F1AA763C.svm" manifest:media-type=""/>
  <manifest:file-entry manifest:full-path="Pictures/20000001000002870000012DCDC03EB6.svm" manifest:media-type=""/>
  <manifest:file-entry manifest:full-path="Pictures/200000020000027A00000115D2CE193C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0§display§\frac{1}{g_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0§display§i_g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56cm" svg:height="3.301cm" svg:x="2.625cm" svg:y="0.737cm">
          <draw:image xlink:href="Pictures/200000020000027A00000115D2CE193C.eps" xlink:type="simple" xlink:show="embed" xlink:actuate="onLoad">
            <text:p/>
          </draw:image>
        </draw:frame>
        <draw:frame draw:style-name="gr2" draw:text-style-name="P1" draw:layer="layout" svg:width="0.775cm" svg:height="0.36cm" svg:x="9.402cm" svg:y="0.30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664cm" svg:height="0.365cm" svg:x="9.512cm" svg:y="3.815cm">
          <draw:image xlink:href="Pictures/200000010000022A00000131F1AA763C.svm" xlink:type="simple" xlink:show="embed" xlink:actuate="onLoad">
            <text:p/>
          </draw:image>
        </draw:frame>
        <draw:frame draw:style-name="gr4" draw:text-style-name="P1" draw:layer="layout" svg:width="0.349cm" svg:height="0.258cm" svg:x="10.252cm" svg:y="1.75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68cm" svg:height="0.355cm" svg:x="9.983cm" svg:y="1.154cm">
          <draw:image xlink:href="Pictures/20000001000001DA000001292337D8EF.svm" xlink:type="simple" xlink:show="embed" xlink:actuate="onLoad">
            <text:p/>
          </draw:image>
        </draw:frame>
        <draw:frame draw:style-name="gr6" draw:text-style-name="P1" draw:layer="layout" svg:width="0.517cm" svg:height="0.36cm" svg:x="9.983cm" svg:y="2.827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299cm" svg:height="0.258cm" svg:x="8.02cm" svg:y="2.536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299cm" svg:height="0.258cm" svg:x="2.358cm" svg:y="2.54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6.91cm" svg:y="1.31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17cm" svg:height="0.36cm" svg:x="4.641cm" svg:y="3.257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68cm" svg:height="0.355cm" svg:x="6.442cm" svg:y="2.265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1.039cm" svg:height="0.314cm" svg:x="4.641cm" svg:y="1.647cm">
          <draw:image xlink:href="Pictures/2000000100000363000001074D94C047.svm" xlink:type="simple" xlink:show="embed" xlink:actuate="onLoad">
            <text:p/>
          </draw:image>
        </draw:frame>
        <draw:frame draw:style-name="gr9" draw:text-style-name="P2" draw:layer="layout" svg:width="0.869cm" svg:height="0.916cm" svg:x="11.175cm" svg:y="3.22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132cm" svg:height="0.916cm" svg:x="1.204cm" svg:y="3.22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0" draw:text-style-name="P1" draw:layer="layout" svg:width="0.435cm" svg:height="0.781cm" svg:x="4.641cm" svg:y="2.164cm">
          <draw:image xlink:href="Pictures/20000001000001B40000030E62A5A358.svm" xlink:type="simple" xlink:show="embed" xlink:actuate="onLoad">
            <text:p/>
          </draw:image>
        </draw:frame>
        <draw:frame draw:style-name="gr11" draw:text-style-name="P1" draw:layer="layout" svg:width="0.734cm" svg:height="0.365cm" svg:x="7.575cm" svg:y="3.181cm">
          <draw:image xlink:href="Pictures/2000000100000265000001318C47C9C1.svm" xlink:type="simple" xlink:show="embed" xlink:actuate="onLoad">
            <text:p/>
          </draw:image>
        </draw:frame>
        <draw:line draw:style-name="gr12" draw:text-style-name="P1" draw:layer="layout" svg:x1="2.962cm" svg:y1="1.944cm" svg:x2="3.424cm" svg:y2="1.944cm">
          <text:p/>
        </draw:line>
        <draw:frame draw:style-name="gr13" draw:text-style-name="P1" draw:layer="layout" svg:width="0.908cm" svg:height="0.342cm" svg:x="2.682cm" svg:y="1.508cm">
          <draw:image xlink:href="Pictures/200000010000038D0000015757F8EB06.svm" xlink:type="simple" xlink:show="embed" xlink:actuate="onLoad">
            <text:p/>
          </draw:image>
        </draw:frame>
        <draw:line draw:style-name="gr12" draw:text-style-name="P1" draw:layer="layout" svg:x1="4.14cm" svg:y1="2.715cm" svg:x2="4.14cm" svg:y2="3.177cm">
          <text:p/>
        </draw:line>
        <draw:frame draw:style-name="gr14" draw:text-style-name="P1" draw:layer="layout" svg:width="0.278cm" svg:height="0.355cm" svg:x="3.722cm" svg:y="2.747cm">
          <draw:image xlink:href="Pictures/20000001000000E9000001291826A4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09:42:48</meta:creation-date>
    <meta:editing-duration>PT28M14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6:22:51.389282965</dc:date>
    <meta:document-statistic meta:object-count="20"/>
    <meta:template xlink:type="simple" xlink:actuate="onRequest" xlink:title="kkkFigures" xlink:href="../../../../../.libreoffice/3/user/template/kkkFigures.otg" meta:date="2014-09-04T09:42:46"/>
  </office:meta>
</office:document-meta>
</file>